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2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portAnnotationDetectionTests.importFrom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AnnotationDetectionTests.multipleMetaImportsAre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portAnnotationDetectionTests.localImportIsProcessedLa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portAnnotationDetectionTests.localAndMetaImportsAreProces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1.testBean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2a.testBean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3.testBean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